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3bf" officeooo:paragraph-rsid="001c33bf"/>
    </style:style>
    <style:style style:name="P2" style:family="paragraph" style:parent-style-name="Standard">
      <style:text-properties officeooo:rsid="001de3c8" officeooo:paragraph-rsid="001de3c8"/>
    </style:style>
    <style:style style:name="T1" style:family="text">
      <style:text-properties officeooo:rsid="001de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#Algoritmo para calcular el perímtro de un cuadrado</text:p>
      <text:p text:style-name="P1"/>
      <text:p text:style-name="P1">1. Inicio</text:p>
      <text:p text:style-name="P1">2. Declaro (lado, perimetro, números positivos)</text:p>
      <text:p text:style-name="P1">3. Asignar (lado)</text:p>
      <text:p text:style-name="P1">4. Perimetro = 4<text:span text:style-name="T1">(</text:span>lado<text:span text:style-name="T1">)</text:span></text:p>
      <text:p text:style-name="P1">5. Mostrar (perimetro)</text:p>
      <text:p text:style-name="P2">6. 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0T10:01:36.738000000</meta:creation-date>
    <dc:date>2022-03-10T10:08:08.827000000</dc:date>
    <meta:editing-duration>PT6M35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7" meta:word-count="28" meta:character-count="174" meta:non-whitespace-character-count="153"/>
  </office:meta>
</office:document-meta>
</file>